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2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4b1f6f" draw:marker-end="Small_20_Arrow" draw:marker-end-width="0.3cm" draw:fill="none" draw:textarea-vertical-align="middle"/>
    </style:style>
    <style:style style:name="gr7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7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fill-color="#ffffff" draw:opacity="50%" draw:opacity-name="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color="#000099" fo:font-style="italic" style:font-style-asian="italic" style:font-style-complex="italic"/>
    </style:style>
    <style:style style:name="P4" style:family="paragraph">
      <style:text-properties fo:color="#3333ff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color="#0000ff" fo:font-size="16pt" fo:font-style="italic" style:font-size-asian="16pt" style:font-style-asian="italic" style:font-size-complex="16pt" style:font-style-complex="italic"/>
    </style:style>
    <style:style style:name="T1" style:family="text">
      <style:text-properties fo:color="#c5000b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000099" fo:font-style="italic" style:font-style-asian="italic" style:font-style-complex="italic"/>
    </style:style>
    <style:style style:name="T3" style:family="text">
      <style:text-properties fo:color="#000080" fo:font-style="italic" style:font-style-asian="italic" style:font-style-complex="italic"/>
    </style:style>
    <style:style style:name="T4" style:family="text">
      <style:text-properties fo:color="#3333ff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0000ff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2.286cm" svg:x="1cm" svg:y="5.572cm">
          <text:p text:style-name="P1">Temperature</text:p>
          <text:p text:style-name="P1">Sensor</text:p>
        </draw:rect>
        <draw:rect draw:style-name="gr1" draw:text-style-name="P1" draw:layer="layout" svg:width="3.937cm" svg:height="2.286cm" svg:x="1cm" svg:y="11.414cm">
          <text:p text:style-name="P1">User </text:p>
          <text:p text:style-name="P1">Process</text:p>
        </draw:rect>
        <draw:rect draw:style-name="gr1" draw:text-style-name="P1" draw:layer="layout" svg:width="3.937cm" svg:height="2.286cm" svg:x="16.653cm" svg:y="11.287cm">
          <text:p text:style-name="P1">Smart</text:p>
          <text:p text:style-name="P1">Heater</text:p>
        </draw:rect>
        <draw:rect draw:style-name="gr1" draw:text-style-name="P1" draw:layer="layout" svg:width="3.937cm" svg:height="2.286cm" svg:x="16.494cm" svg:y="5.445cm">
          <text:p text:style-name="P1">Smart Bulb</text:p>
          <text:p text:style-name="P1"/>
        </draw:rect>
        <draw:rect draw:style-name="gr1" draw:text-style-name="P1" draw:layer="layout" svg:width="3.937cm" svg:height="2.286cm" svg:x="16.621cm" svg:y="14.97cm">
          <text:p text:style-name="P1">Door</text:p>
          <text:p text:style-name="P1">Sensor</text:p>
        </draw:rect>
        <draw:rect draw:style-name="gr1" draw:text-style-name="P1" draw:layer="layout" svg:width="3.937cm" svg:height="2.286cm" svg:x="1cm" svg:y="14.97cm">
          <text:p text:style-name="P1">Presence</text:p>
          <text:p text:style-name="P1">Sensor</text:p>
        </draw:rect>
        <draw:rect draw:style-name="gr1" draw:text-style-name="P1" draw:layer="layout" svg:width="3.937cm" svg:height="2.286cm" svg:x="8.366cm" svg:y="5.572cm">
          <text:p text:style-name="P1">Motion</text:p>
          <text:p text:style-name="P1">Sensor</text:p>
        </draw:rect>
        <draw:rect draw:style-name="gr1" draw:text-style-name="P1" draw:layer="layout" svg:width="3.937cm" svg:height="2.286cm" svg:x="9.001cm" svg:y="24.368cm">
          <text:p text:style-name="P1">Back End</text:p>
          <text:p text:style-name="P1">Database</text:p>
        </draw:rect>
        <draw:rect draw:style-name="gr1" draw:text-style-name="P1" draw:layer="layout" svg:width="3.302cm" svg:height="2.286cm" svg:x="7.477cm" svg:y="9.89cm">
          <text:p text:style-name="P1">Gate way</text:p>
        </draw:rect>
        <draw:line draw:style-name="gr2" draw:text-style-name="P1" draw:layer="layout" svg:x1="1cm" svg:y1="17.891cm" svg:x2="20.59cm" svg:y2="17.891cm">
          <text:p/>
        </draw:line>
        <draw:frame draw:style-name="gr3" draw:text-style-name="P2" draw:layer="layout" svg:width="3.91cm" svg:height="1.119cm" svg:x="2.397cm" svg:y="2.905cm">
          <draw:text-box>
            <text:p><text:span text:style-name="T1">Front End</text:span></text:p>
          </draw:text-box>
        </draw:frame>
        <draw:frame draw:style-name="gr4" draw:text-style-name="P2" draw:layer="layout" svg:width="3.825cm" svg:height="1.119cm" svg:x="2.27cm" svg:y="18.018cm">
          <draw:text-box>
            <text:p><text:span text:style-name="T1">Back End</text:span></text:p>
          </draw:text-box>
        </draw:frame>
        <draw:custom-shape draw:style-name="gr5" draw:text-style-name="P1" draw:layer="layout" svg:width="1.774cm" svg:height="0.508cm" draw:transform="skewX (-0.0137881010907526) rotate (-1.57236712312258) translate (10.628cm 7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019cm" svg:height="0.501cm" draw:transform="rotate (-0.622558944187446) translate (5.047cm 7.66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778cm" svg:height="0.508cm" svg:x="14.97cm" svg:y="12.1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54cm" svg:height="0.508cm" svg:x="4.937cm" svg:y="12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231cm" svg:height="0.508cm" draw:transform="rotate (-0.706858347058757) translate (15.147cm 15.03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009cm" svg:height="0.501cm" draw:transform="rotate (0.672300827868089) translate (4.81cm 16.22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153cm" svg:height="0.501cm" draw:transform="rotate (0.672300827868089) translate (13.927cm 9.4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6" draw:text-style-name="P1" draw:layer="layout" svg:x1="11.16cm" svg:y1="16.621cm" svg:x2="11.16cm" svg:y2="24.368cm">
          <text:p text:style-name="P1">UpdateLog with events</text:p>
          <text:p text:style-name="P1"/>
        </draw:line>
        <draw:line draw:style-name="gr7" draw:text-style-name="P1" draw:layer="layout" svg:x1="9.89cm" svg:y1="24.368cm" svg:x2="9.89cm" svg:y2="16.494cm">
          <text:p text:style-name="P1">Respond to Query for state</text:p>
          <text:p text:style-name="P1"/>
        </draw:line>
        <draw:frame draw:style-name="gr8" draw:text-style-name="P3" draw:layer="layout" svg:width="15.573cm" svg:height="1.673cm" svg:x="2.318cm" svg:y="3.772cm">
          <draw:text-box>
            <text:p><text:span text:style-name="T2">Sensors and Devices push or pull events to Gateway.</text:span></text:p>
            <text:p><text:span text:style-name="T2">Gateway populates Database with events</text:span></text:p>
          </draw:text-box>
        </draw:frame>
        <draw:frame draw:style-name="gr9" draw:layer="layout" svg:width="12.825cm" svg:height="2.384cm" svg:x="2.143cm" svg:y="18.78cm">
          <draw:text-box>
            <text:p><text:span text:style-name="T3">Responds to <text:s/>Events</text:span></text:p>
            <text:p><text:span text:style-name="T3"><text:s/></text:span><text:span text:style-name="T3">and Queries</text:span></text:p>
            <text:p><text:s/></text:p>
          </draw:text-box>
        </draw:frame>
        <draw:rect draw:style-name="gr1" draw:text-style-name="P1" draw:layer="layout" svg:width="3.556cm" svg:height="2.286cm" svg:x="11.287cm" svg:y="9.89cm">
          <text:p text:style-name="P1">Gate way</text:p>
          <text:p text:style-name="P1">Replica</text:p>
        </draw:rect>
        <draw:rect draw:style-name="gr10" draw:text-style-name="P1" draw:layer="layout" svg:width="7.62cm" svg:height="6.477cm" svg:x="7.35cm" svg:y="9.636cm">
          <text:p/>
        </draw:rect>
        <draw:ellipse draw:style-name="gr1" draw:text-style-name="P1" draw:layer="layout" svg:width="4.318cm" svg:height="2.667cm" svg:x="8.62cm" svg:y="13.319cm">
          <text:p text:style-name="P1">LRU</text:p>
          <text:p text:style-name="P1">Cache</text:p>
        </draw:ellipse>
        <draw:custom-shape draw:style-name="gr5" draw:text-style-name="P1" draw:layer="layout" svg:width="0.381cm" svg:height="1.905cm" svg:x="12.557cm" svg:y="12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381cm" svg:height="1.905cm" svg:x="8.62cm" svg:y="12.1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layout" svg:width="3.952cm" svg:height="0.882cm" svg:x="8.681cm" svg:y="12.43cm">
          <draw:text-box>
            <text:p><text:span text:style-name="T4">Cache lookup</text:span></text:p>
          </draw:text-box>
        </draw:frame>
        <draw:custom-shape draw:style-name="gr5" draw:text-style-name="P1" draw:layer="layout" svg:width="0.508cm" svg:height="0.508cm" svg:x="10.779cm" svg:y="11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5" draw:layer="layout" svg:width="3.448cm" svg:height="0.889cm" svg:x="9.744cm" svg:y="15.986cm">
          <draw:text-box>
            <text:p text:style-name="P5"><text:span text:style-name="T5">Cache Mi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8T11:20:52</meta:creation-date>
    <dc:date>2015-05-05T17:52:55</dc:date>
    <dc:creator>Ashraf Ali Shaik</dc:creator>
    <meta:editing-duration>PT29M35S</meta:editing-duration>
    <meta:editing-cycles>5</meta:editing-cycles>
    <meta:generator>OpenOffice/4.1.1$Unix OpenOffice.org_project/411m6$Build-9775</meta:generator>
    <meta:document-statistic meta:object-count="31"/>
  </office:meta>
</office:document-meta>
</file>